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feb1"/>
    </style:style>
    <style:style style:name="P2" style:family="paragraph" style:parent-style-name="Quotations">
      <style:paragraph-properties fo:margin-top="0in" fo:margin-bottom="0in" style:contextual-spacing="false" fo:padding="0in" fo:border="none"/>
    </style:style>
    <style:style style:name="P3" style:family="paragraph" style:parent-style-name="Quotations">
      <style:paragraph-properties fo:padding="0in" fo:border="none"/>
    </style:style>
    <style:style style:name="P4" style:family="paragraph" style:parent-style-name="Quotations">
      <style:paragraph-properties fo:margin-left="0.7874in" fo:margin-right="0.7874in" fo:margin-top="0in" fo:margin-bottom="0in" style:contextual-spacing="false" fo:text-indent="0in" style:auto-text-indent="false" fo:padding="0in" fo:border="none"/>
    </style:style>
    <style:style style:name="T1" style:family="text">
      <style:text-properties officeooo:rsid="0015feb1"/>
    </style:style>
    <style:style style:name="T2" style:family="text">
      <style:text-properties fo:font-weight="bold" officeooo:rsid="0015feb1" style:font-weight-asian="bold" style:font-weight-complex="bold"/>
    </style:style>
    <style:style style:name="T3" style:family="text">
      <style:text-properties fo:font-size="12pt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riáveis Compostas Heterogêneas – Registros</text:span></text:p>
      <text:p text:style-name="P1"><text:span text:style-name="T1"/></text:p>
      <text:p text:style-name="P1"><text:span text:style-name="T1">É composto por campos que são partes que especificam cada uma das informações que o compõe. Uma variável do tipo registro é uma variável composta pois engloba m conjunto de dados e é heterogênea pois cada campo pode ser de um tipo primitivo diferente. </text:span></text:p>
      <text:p text:style-name="P1"><text:span text:style-name="T1"/></text:p>
      <text:p text:style-name="P1"><text:span text:style-name="T1">Exemplo pasagem de ônibus:</text:span></text:p>
      <text:p text:style-name="P1"><draw:custom-shape text:anchor-type="paragraph" draw:z-index="0" draw:style-name="gr1" svg:width="6.3752in" svg:height="0.9276in" svg:x="-0.0791in" svg:y="0.1528in"><text:p/><draw:enhanced-geometry svg:viewBox="0 0 21600 21600" draw:glue-points="10800 0 0 10800 10800 21600 21600 10800" draw:type="flowchart-process" draw:enhanced-path="M 0 0 L 21600 0 21600 21600 0 21600 0 0 Z N"/></draw:custom-shape><text:span text:style-name="T1"/></text:p>
      <text:p text:style-name="P1"><text:span text:style-name="T1">Número da passagem: _____________________ Data: ____________________________</text:span></text:p>
      <text:p text:style-name="P1"><text:span text:style-name="T1">De: ____________________________________ Para: ____________________________</text:span></text:p>
      <text:p text:style-name="P1"><text:span text:style-name="T1">Horário: _______________ Poltrona: ___________________ Idade: _________________</text:span></text:p>
      <text:p text:style-name="P1"><text:span text:style-name="T1">Nome passageiro: __________________________________________________________</text:span></text:p>
      <text:p text:style-name="P1"><text:span text:style-name="T1"/></text:p>
      <text:p text:style-name="P1"><text:span text:style-name="T1"/></text:p>
      <text:p text:style-name="P1"><text:span text:style-name="T2">Declaração de registro</text:span><text:span text:style-name="T1">:</text:span></text:p>
      <text:p text:style-name="P1"><text:span text:style-name="T1"/></text:p>
      <text:p text:style-name="P1"><text:span text:style-name="T1"><text:tab/>typedef struct </text:span><text:span text:style-name="T2">s</text:span><text:span text:style-name="T1">Passagem {</text:span></text:p>
      <text:p text:style-name="P1"><text:span text:style-name="T1"><text:tab/><text:tab/>int nPassagem, data, horario, poltrona, idade;</text:span></text:p>
      <text:p text:style-name="P1"><text:span text:style-name="T1"><text:tab/><text:tab/>char de[30], para[30], nome[50]</text:span></text:p>
      <text:p text:style-name="P1"><text:span text:style-name="T1"><text:tab/>} Passagem;</text:span></text:p>
      <text:p text:style-name="P1"><text:span text:style-name="T1"/></text:p>
      <text:p text:style-name="P1"><text:span text:style-name="T2">Declaração de variável do tipo do registro</text:span><text:span text:style-name="T1">:</text:span></text:p>
      <text:p text:style-name="P1"><text:span text:style-name="T1"/></text:p>
      <text:p text:style-name="P1"><text:span text:style-name="T1">Passagem pMunicipal =&gt; struct sPassagem pMunicipal;</text:span></text:p>
      <text:p text:style-name="P1"><text:span text:style-name="T1"/></text:p>
      <text:p text:style-name="P1"><text:span text:style-name="T1">Manipulação: (Exemplos)</text:span></text:p>
      <text:p text:style-name="P1"><text:span text:style-name="T1"><text:tab/>pMunicipal.nPassagem = 152;</text:span></text:p>
      <text:p text:style-name="P1"><text:span text:style-name="T1"><text:tab/>pMunicipal.data = 12052013;</text:span></text:p>
      <text:p text:style-name="P2"><text:span text:style-name="T1"><text:s text:c="2"/></text:span>scanf("%d", &amp;pMunicipal*idade);</text:p>
      <text:p text:style-name="P2"><text:s text:c="2"/>printf("%s", pMunicipal*nome);</text:p>
      <text:p text:style-name="P3"/>
      <text:p text:style-name="P3">Também pode ser declaração ou manipulação como um vetor.</text:p>
      <text:p text:style-name="P3">Passagem pMunicipal[TAM];</text:p>
      <text:p text:style-name="P1"><text:span text:style-name="T1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0:49:49</meta:creation-date>
    <dc:date>2013-05-13T10:59:08</dc:date>
    <meta:editing-duration>P0D</meta:editing-duration>
    <meta:editing-cycles>1</meta:editing-cycles>
    <meta:document-statistic meta:table-count="0" meta:image-count="0" meta:object-count="0" meta:page-count="1" meta:paragraph-count="22" meta:word-count="127" meta:character-count="1090" meta:non-whitespace-character-count="970"/>
    <meta:generator>LibreOffice/3.6$Linux_x86 LibreOffice_project/360m1$Build-2</meta:generator>
  </office:meta>
</office:document-meta>
</file>